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normal" style:font-name-asian="MicrosoftSansSerif" style:font-size-asian="10.5pt" style:font-weight-asian="normal" style:font-name-complex="MicrosoftSansSerif" style:font-size-complex="10.5pt" style:font-weight-complex="normal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1pt" style:font-name-asian="MicrosoftSansSerif" style:font-size-asian="11pt" style:font-name-complex="MicrosoftSansSerif" style:font-size-complex="11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bulous Baked Beans</text:p>
      <text:p text:style-name="P2"/>
      <text:p text:style-name="P2">4 c cooked navy beans (aka small white</text:p>
      <text:p text:style-name="P2">beans), save liquid from cooking the beans</text:p>
      <text:p text:style-name="P2">½ c ketchup, fruit sweetened if possible</text:p>
      <text:p text:style-name="P2">½ c Sucanat or brown sugar</text:p>
      <text:p text:style-name="P2">2 T white vinegar</text:p>
      <text:p text:style-name="P2">1 T dried minced onion</text:p>
      <text:p text:style-name="P2">½ t dry mustard</text:p>
      <text:p text:style-name="P2">1 t minced garlic</text:p>
      <text:p text:style-name="P2">Salt, to taste.. if you cook your beans with</text:p>
      <text:p text:style-name="P2">salt then you may not need to salt them any</text:p>
      <text:p text:style-name="P2">more</text:p>
      <text:p text:style-name="P2">Pepper to taste</text:p>
      <text:p text:style-name="P2"/>
      <text:p text:style-name="P2">Combine all of the above ingredients and add reserved bean liquid to make it soupy. Bring to a boil,</text:p>
      <text:p text:style-name="P2">reduce heat and simmer, uncovered, until the beans are of a desired thickness and the flavors have</text:p>
      <text:p text:style-name="P2">blended we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6:48.65</meta:creation-date>
    <dc:date>2017-05-06T11:53:26.42</dc:date>
    <dc:creator>Crystal Miller</dc:creator>
    <meta:editing-duration>PT16H3M4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6" meta:word-count="109" meta:character-count="554"/>
  </office:meta>
</office:document-meta>
</file>